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svg:stroke-color="#ffcc99" draw:fill="solid" draw:fill-color="#ffcc99"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objectwithoutfill">
      <style:graphic-properties draw:marker-start="Arrow" draw:marker-start-width="0.3cm" draw:marker-end="Arrow" draw:marker-end-width="0.3cm" draw:fill="none" draw:textarea-vertical-align="middle"/>
    </style:style>
    <style:style style:name="gr5" style:family="graphic" style:parent-style-name="standard">
      <style:graphic-properties draw:fill="solid" draw:fill-color="#cccccc"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5.17cm" svg:height="3.231cm" svg:x="20.965cm" svg:y="1.316cm">
          <text:p text:style-name="P1">Guifi.net</text:p>
          <text:p text:style-name="P1">Poblenou</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4.153cm" svg:height="2.596cm" svg:x="4.81cm" svg:y="6.024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4.245cm" svg:height="5.58cm" svg:x="10.001cm" svg:y="3.275cm">
          <text:p/>
          <draw:enhanced-geometry svg:viewBox="0 0 21600 21600" draw:type="rectangle" draw:enhanced-path="M 0 0 L 21600 0 21600 21600 0 21600 0 0 Z N"/>
        </draw:custom-shape>
        <draw:custom-shape draw:style-name="gr3" draw:text-style-name="P2" xml:id="id1" draw:id="id1" draw:layer="layout" svg:width="3.28cm" svg:height="1.524cm" svg:x="16.075cm" svg:y="1.37cm">
          <text:p text:style-name="P2"><text:span text:style-name="T1">devices1</text:span></text:p>
          <draw:enhanced-geometry svg:viewBox="0 0 21600 21600" draw:type="rectangle" draw:enhanced-path="M 0 0 L 21600 0 21600 21600 0 21600 0 0 Z N"/>
        </draw:custom-shape>
        <draw:connector draw:style-name="gr4" draw:text-style-name="P1" draw:layer="layout" draw:type="curve" svg:x1="19.355cm" svg:y1="2.132cm" svg:x2="20.965cm" svg:y2="2.931cm" draw:start-shape="id1" draw:start-glue-point="1" draw:end-shape="id2" svg:d="M19355 2132c1207 0 403 799 1610 799" svg:viewBox="0 0 1611 800">
          <text:p/>
        </draw:connector>
        <draw:custom-shape draw:style-name="gr2" draw:text-style-name="P1" draw:layer="layout" svg:width="4.245cm" svg:height="5.58cm" svg:x="15.58cm" svg:y="3.275cm">
          <text:p/>
          <draw:enhanced-geometry svg:viewBox="0 0 21600 21600" draw:type="rectangle" draw:enhanced-path="M 0 0 L 21600 0 21600 21600 0 21600 0 0 Z N"/>
        </draw:custom-shape>
        <draw:custom-shape draw:style-name="gr1" draw:text-style-name="P1" xml:id="id5" draw:id="id5" draw:layer="layout" svg:width="5.17cm" svg:height="3.23cm" svg:x="1.545cm" svg:y="1.635cm">
          <text:p text:style-name="P1">Guifi.net</text:p>
          <text:p text:style-name="P1">Sants UP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1" draw:layer="layout" draw:type="curve" draw:line-skew="0.813cm" svg:x1="17.697cm" svg:y1="7.88cm" svg:x2="12.182cm" svg:y2="7.88cm" draw:start-shape="id3" draw:start-glue-point="2" draw:end-shape="id4" draw:end-glue-point="2" svg:d="M17697 7880c0 1969-5515 1969-5515 0" svg:viewBox="0 0 5516 1478">
          <text:p/>
        </draw:connector>
        <draw:custom-shape draw:style-name="gr5" draw:text-style-name="P1" xml:id="id3" draw:id="id3" draw:layer="layout" svg:width="3.175cm" svg:height="1.905cm" svg:x="16.11cm" svg:y="5.975cm">
          <text:p text:style-name="P1">managed</text:p>
          <text:p text:style-name="P1">switch</text:p>
          <draw:enhanced-geometry svg:viewBox="0 0 21600 21600" draw:type="rectangle" draw:enhanced-path="M 0 0 L 21600 0 21600 21600 0 21600 0 0 Z N"/>
        </draw:custom-shape>
        <draw:custom-shape draw:style-name="gr3" draw:text-style-name="P2" xml:id="id4" draw:id="id4" draw:layer="layout" svg:width="3.175cm" svg:height="1.905cm" svg:x="10.595cm" svg:y="5.975cm">
          <text:p text:style-name="P2"><text:span text:style-name="T1">devices2</text:span></text:p>
          <draw:enhanced-geometry svg:viewBox="0 0 21600 21600" draw:type="rectangle" draw:enhanced-path="M 0 0 L 21600 0 21600 21600 0 21600 0 0 Z N"/>
        </draw:custom-shape>
        <draw:connector draw:style-name="gr4" draw:text-style-name="P1" draw:layer="layout" draw:type="curve" svg:x1="17.697cm" svg:y1="5.975cm" svg:x2="17.715cm" svg:y2="2.894cm" draw:start-shape="id3" draw:start-glue-point="0" draw:end-shape="id1" svg:d="M17697 5975c0-2311 18-771 18-3081" svg:viewBox="0 0 19 3082">
          <text:p/>
        </draw:connector>
        <draw:connector draw:style-name="gr4" draw:text-style-name="P1" draw:layer="layout" draw:type="curve" svg:x1="10.595cm" svg:y1="6.927cm" svg:x2="4.13cm" svg:y2="4.865cm" draw:start-shape="id4" draw:start-glue-point="3" draw:end-shape="id5" draw:end-glue-point="2" svg:d="M10595 6927c-4310 0-6465-687-6465-2062" svg:viewBox="0 0 6466 206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483cm" fo:page-height="11.0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6T00:29:07.879252635</meta:creation-date>
    <dc:date>2014-06-16T01:53:00.669335311</dc:date>
    <meta:editing-duration>PT52M33S</meta:editing-duration>
    <meta:editing-cycles>10</meta:editing-cycles>
    <meta:generator>LibreOffice/4.2.4.2$Linux_X86_64 LibreOffice_project/420m0$Build-2</meta:generator>
    <meta:document-statistic meta:object-count="12"/>
  </office:meta>
</office:document-meta>
</file>